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4"/>
    <style:style style:name="ce4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06cm" svg:height="9.435cm" svg:x="17.054cm" svg:y="14.235cm">
            <draw:object draw:notify-on-update-of-ranges="Sheet1.A11:Sheet1.A15 Sheet1.B10:Sheet1.B10 Sheet1.B11:Sheet1.B15 Sheet1.C10:Sheet1.C10 Sheet1.C11:Sheet1.C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7.862cm" svg:y="1.253cm">
            <draw:object draw:notify-on-update-of-ranges="Sheet1.A2:Sheet1.A6 Sheet1.B1:Sheet1.B1 Sheet1.B2:Sheet1.B6 Sheet1.C1:Sheet1.C1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0.217cm" svg:y="12.031cm">
            <draw:object draw:notify-on-update-of-ranges="Sheet1.A20:Sheet1.A24 Sheet1.B19:Sheet1.B19 Sheet1.B20:Sheet1.B24 Sheet1.C19:Sheet1.C19 Sheet1.C20:Sheet1.C24 Sheet1.D19:Sheet1.D19 Sheet1.D20:Sheet1.D24 Sheet1.E19:Sheet1.E19 Sheet1.E20:Sheet1.E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2.622cm" svg:y="23.888cm">
            <draw:object draw:notify-on-update-of-ranges="Sheet1.A64:Sheet1.A68 Sheet1.B63:Sheet1.B63 Sheet1.B64:Sheet1.B68 Sheet1.C63:Sheet1.C63 Sheet1.C64:Sheet1.C6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452cm" svg:height="8.999cm" svg:x="14.192cm" svg:y="37.773cm">
            <draw:object draw:notify-on-update-of-ranges="Sheet1.A75:Sheet1.A75 Sheet1.B75:Sheet1.J75 Sheet1.A76:Sheet1.A76 Sheet1.B76:Sheet1.J76 Sheet1.A77:Sheet1.A77 Sheet1.B77:Sheet1.J77 Sheet1.A78:Sheet1.A78 Sheet1.B78:Sheet1.J78 Sheet1.A79:Sheet1.A79 Sheet1.B79:Sheet1.J7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Cache hit 32kiB</text:p>
          </table:table-cell>
          <table:table-cell office:value-type="string" calcext:value-type="string">
            <text:p>no opt</text:p>
          </table:table-cell>
          <table:table-cell office:value-type="string" calcext:value-type="string">
            <text:p>-O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t_1024</text:p>
          </table:table-cell>
          <table:table-cell table:style-name="ce1" office:value-type="percentage" office:value="0.994" calcext:value-type="percentage">
            <text:p>99.40%</text:p>
          </table:table-cell>
          <table:table-cell table:style-name="ce1" office:value-type="percentage" office:value="0.9664" calcext:value-type="percentage">
            <text:p>96.6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rix_mult_50_50</text:p>
          </table:table-cell>
          <table:table-cell table:style-name="ce1" office:value-type="percentage" office:value="0.9995" calcext:value-type="percentage">
            <text:p>99.95%</text:p>
          </table:table-cell>
          <table:table-cell table:style-name="ce1" office:value-type="percentage" office:value="0.9963" calcext:value-type="percentage">
            <text:p>99.6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rix_vector_8_5000</text:p>
          </table:table-cell>
          <table:table-cell table:style-name="ce1" office:value-type="percentage" office:value="0.9722" calcext:value-type="percentage">
            <text:p>97.22%</text:p>
          </table:table-cell>
          <table:table-cell table:style-name="ce1" office:value-type="percentage" office:value="0.8333" calcext:value-type="percentage">
            <text:p>83.3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rix_vector_200_200</text:p>
          </table:table-cell>
          <table:table-cell table:style-name="ce1" office:value-type="percentage" office:value="0.986" calcext:value-type="percentage">
            <text:p>98.60%</text:p>
          </table:table-cell>
          <table:table-cell table:style-name="ce1" office:value-type="percentage" office:value="0.9166" calcext:value-type="percentage">
            <text:p>91.6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rix_vector_5000_8</text:p>
          </table:table-cell>
          <table:table-cell table:style-name="ce1" office:value-type="percentage" office:value="0.9854" calcext:value-type="percentage">
            <text:p>98.54%</text:p>
          </table:table-cell>
          <table:table-cell table:style-name="ce1" office:value-type="percentage" office:value="0.925" calcext:value-type="percentage">
            <text:p>92.50%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emory delay with cache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no opt</text:p>
          </table:table-cell>
          <table:table-cell office:value-type="string" calcext:value-type="string">
            <text:p>-O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t_1024</text:p>
          </table:table-cell>
          <table:table-cell office:value-type="float" office:value="1756856" calcext:value-type="float">
            <text:p>1756856</text:p>
          </table:table-cell>
          <table:table-cell office:value-type="float" office:value="461488" calcext:value-type="float">
            <text:p>4614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rix_mult_50_50</text:p>
          </table:table-cell>
          <table:table-cell office:value-type="float" office:value="3868960" calcext:value-type="float">
            <text:p>3868960</text:p>
          </table:table-cell>
          <table:table-cell office:value-type="float" office:value="603461" calcext:value-type="float">
            <text:p>603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rix_vector_8_5000</text:p>
          </table:table-cell>
          <table:table-cell office:value-type="float" office:value="3422646" calcext:value-type="float">
            <text:p>3422646</text:p>
          </table:table-cell>
          <table:table-cell office:value-type="float" office:value="2222384" calcext:value-type="float">
            <text:p>2222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rix_vector_200_200</text:p>
          </table:table-cell>
          <table:table-cell office:value-type="float" office:value="2448896" calcext:value-type="float">
            <text:p>2448896</text:p>
          </table:table-cell>
          <table:table-cell office:value-type="float" office:value="1247197" calcext:value-type="float">
            <text:p>12471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rix_vector_5000_8</text:p>
          </table:table-cell>
          <table:table-cell office:value-type="float" office:value="2768144" calcext:value-type="float">
            <text:p>2768144</text:p>
          </table:table-cell>
          <table:table-cell office:value-type="float" office:value="1528045" calcext:value-type="float">
            <text:p>1528045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reads (no opt)</text:p>
          </table:table-cell>
          <table:table-cell office:value-type="string" calcext:value-type="string">
            <text:p><text:span text:style-name="T1">reads (-O2</text:span>)</text:p>
          </table:table-cell>
          <table:table-cell office:value-type="string" calcext:value-type="string">
            <text:p>writes (no opt)</text:p>
          </table:table-cell>
          <table:table-cell office:value-type="string" calcext:value-type="string">
            <text:p>writes (-O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t_1024</text:p>
          </table:table-cell>
          <table:table-cell office:value-type="float" office:value="506419" calcext:value-type="float">
            <text:p>506419</text:p>
          </table:table-cell>
          <table:table-cell office:value-type="float" office:value="45810" calcext:value-type="float">
            <text:p>45810</text:p>
          </table:table-cell>
          <table:table-cell office:value-type="float" office:value="153991" calcext:value-type="float">
            <text:p>153991</text:p>
          </table:table-cell>
          <table:table-cell office:value-type="float" office:value="32750" calcext:value-type="float">
            <text:p>32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rix_mult_50_50</text:p>
          </table:table-cell>
          <table:table-cell office:value-type="float" office:value="1632650" calcext:value-type="float">
            <text:p>1632650</text:p>
          </table:table-cell>
          <table:table-cell office:value-type="float" office:value="252600" calcext:value-type="float">
            <text:p>252600</text:p>
          </table:table-cell>
          <table:table-cell office:value-type="float" office:value="255150" calcext:value-type="float">
            <text:p>255150</text:p>
          </table:table-cell>
          <table:table-cell office:value-type="float" office:value="2600" calcext:value-type="float">
            <text:p>2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rix_vector_8_5000</text:p>
          </table:table-cell>
          <table:table-cell office:value-type="float" office:value="640048" calcext:value-type="float">
            <text:p>640048</text:p>
          </table:table-cell>
          <table:table-cell office:value-type="float" office:value="80024" calcext:value-type="float">
            <text:p>80024</text:p>
          </table:table-cell>
          <table:table-cell office:value-type="float" office:value="80032" calcext:value-type="float">
            <text:p>80032</text:p>
          </table:table-cell>
          <table:table-cell office:value-type="float" office:value="40024" calcext:value-type="float">
            <text:p>40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rix_vector_200_200</text:p>
          </table:table-cell>
          <table:table-cell office:value-type="float" office:value="641200" calcext:value-type="float">
            <text:p>641200</text:p>
          </table:table-cell>
          <table:table-cell office:value-type="float" office:value="80600" calcext:value-type="float">
            <text:p>80600</text:p>
          </table:table-cell>
          <table:table-cell office:value-type="float" office:value="80800" calcext:value-type="float">
            <text:p>80800</text:p>
          </table:table-cell>
          <table:table-cell office:value-type="float" office:value="40600" calcext:value-type="float">
            <text:p>40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rix_vector_5000_8</text:p>
          </table:table-cell>
          <table:table-cell office:value-type="float" office:value="670000" calcext:value-type="float">
            <text:p>670000</text:p>
          </table:table-cell>
          <table:table-cell office:value-type="float" office:value="95000" calcext:value-type="float">
            <text:p>9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000" calcext:value-type="float">
            <text:p>55000</text:p>
          </table:table-cell>
          <table:table-cell table:number-columns-repeated="5"/>
        </table:table-row>
        <table:table-row table:style-name="ro1" table:number-rows-repeated="27">
          <table:table-cell table:number-columns-repeated="10"/>
        </table:table-row>
        <table:table-row table:style-name="ro1">
          <table:table-cell office:value-type="string" calcext:value-type="string">
            <text:p>Memory delay without cache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no opt </text:p>
          </table:table-cell>
          <table:table-cell office:value-type="string" calcext:value-type="string">
            <text:p>-O2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t_1024</text:p>
          </table:table-cell>
          <table:table-cell office:value-type="float" office:value="66701411" calcext:value-type="float">
            <text:p>66701411</text:p>
          </table:table-cell>
          <table:table-cell office:value-type="float" office:value="7934564" calcext:value-type="float">
            <text:p>79345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rix_mult_50_50</text:p>
          </table:table-cell>
          <table:table-cell office:value-type="float" office:value="190667801" calcext:value-type="float">
            <text:p>190667801</text:p>
          </table:table-cell>
          <table:table-cell office:value-type="float" office:value="25775201" calcext:value-type="float">
            <text:p>257752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rix_vector_8_5000</text:p>
          </table:table-cell>
          <table:table-cell office:value-type="float" office:value="72728081" calcext:value-type="float">
            <text:p>72728081</text:p>
          </table:table-cell>
          <table:table-cell office:value-type="float" office:value="12124849" calcext:value-type="float">
            <text:p>121248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rix_vector_200_200</text:p>
          </table:table-cell>
          <table:table-cell office:value-type="float" office:value="72922001" calcext:value-type="float">
            <text:p>72922001</text:p>
          </table:table-cell>
          <table:table-cell office:value-type="float" office:value="12241201" calcext:value-type="float">
            <text:p>122412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rix_vector_5000_8</text:p>
          </table:table-cell>
          <table:table-cell office:value-type="float" office:value="77770001" calcext:value-type="float">
            <text:p>77770001</text:p>
          </table:table-cell>
          <table:table-cell office:value-type="float" office:value="15150001" calcext:value-type="float">
            <text:p>15150001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no opt </text:p>
          </table:table-cell>
          <table:table-cell office:value-type="string" calcext:value-type="string">
            <text:p>-O2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t_1024</text:p>
          </table:table-cell>
          <table:table-cell table:style-name="ce1" table:formula="of:=1-([.B11]/[.B54])" office:value-type="percentage" office:value="0.973660887023814" calcext:value-type="percentage">
            <text:p>97.37%</text:p>
          </table:table-cell>
          <table:table-cell table:style-name="ce1" table:formula="of:=1-([.C11]/[.C54])" office:value-type="percentage" office:value="0.941838266097545" calcext:value-type="percentage">
            <text:p>94.1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rix_mult_50_50</text:p>
          </table:table-cell>
          <table:table-cell table:style-name="ce1" table:formula="of:=1-([.B12]/[.B55])" office:value-type="percentage" office:value="0.979708372469246" calcext:value-type="percentage">
            <text:p>97.97%</text:p>
          </table:table-cell>
          <table:table-cell table:style-name="ce1" table:formula="of:=1-([.C12]/[.C55])" office:value-type="percentage" office:value="0.976587534661708" calcext:value-type="percentage">
            <text:p>97.6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rix_vector_8_5000</text:p>
          </table:table-cell>
          <table:table-cell table:style-name="ce1" table:formula="of:=1-([.B13]/[.B56])" office:value-type="percentage" office:value="0.952939140522627" calcext:value-type="percentage">
            <text:p>95.29%</text:p>
          </table:table-cell>
          <table:table-cell table:style-name="ce1" table:formula="of:=1-([.C13]/[.C56])" office:value-type="percentage" office:value="0.816708315295308" calcext:value-type="percentage">
            <text:p>81.6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rix_vector_200_200</text:p>
          </table:table-cell>
          <table:table-cell table:style-name="ce1" table:formula="of:=1-([.B14]/[.B57])" office:value-type="percentage" office:value="0.966417597344867" calcext:value-type="percentage">
            <text:p>96.64%</text:p>
          </table:table-cell>
          <table:table-cell table:style-name="ce1" table:formula="of:=1-([.C14]/[.C57])" office:value-type="percentage" office:value="0.89811481732879" calcext:value-type="percentage">
            <text:p>89.8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rix_vector_5000_8</text:p>
          </table:table-cell>
          <table:table-cell table:style-name="ce1" table:formula="of:=1-([.B15]/[.B58])" office:value-type="percentage" office:value="0.964406018202314" calcext:value-type="percentage">
            <text:p>96.44%</text:p>
          </table:table-cell>
          <table:table-cell table:style-name="ce1" table:formula="of:=1-([.C15]/[.C58])" office:value-type="percentage" office:value="0.899138950551884" calcext:value-type="percentage">
            <text:p>89.91%</text:p>
          </table:table-cell>
          <table:table-cell table:number-columns-repeated="7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 office:value-type="string" calcext:value-type="string">
            <text:p>fft_1024_p1</text:p>
          </table:table-cell>
          <table:table-cell table:style-name="ce3" office:value-type="float" office:value="97.41" calcext:value-type="float">
            <text:p>97.41</text:p>
          </table:table-cell>
          <table:table-cell table:style-name="ce3" office:value-type="float" office:value="97.64" calcext:value-type="float">
            <text:p>97.64</text:p>
          </table:table-cell>
          <table:table-cell table:style-name="ce3" office:value-type="float" office:value="98.5" calcext:value-type="float">
            <text:p>98.50</text:p>
          </table:table-cell>
          <table:table-cell table:style-name="ce3" office:value-type="float" office:value="98.71" calcext:value-type="float">
            <text:p>98.71</text:p>
          </table:table-cell>
          <table:table-cell table:style-name="ce3" office:value-type="float" office:value="98.83" calcext:value-type="float">
            <text:p>98.83</text:p>
          </table:table-cell>
          <table:table-cell table:style-name="ce3" office:value-type="float" office:value="99.04" calcext:value-type="float">
            <text:p>99.04</text:p>
          </table:table-cell>
          <table:table-cell table:style-name="ce4" office:value-type="float" office:value="99.07" calcext:value-type="float">
            <text:p>99.07</text:p>
          </table:table-cell>
          <table:table-cell table:style-name="ce4" office:value-type="float" office:value="99.4" calcext:value-type="float">
            <text:p>99.4</text:p>
          </table:table-cell>
          <table:table-cell office:value-type="float" office:value="99.75" calcext:value-type="float">
            <text:p>99.75</text:p>
          </table:table-cell>
        </table:table-row>
        <table:table-row table:style-name="ro1">
          <table:table-cell office:value-type="string" calcext:value-type="string">
            <text:p>fft_1024_p1-O2</text:p>
          </table:table-cell>
          <table:table-cell table:style-name="ce3" office:value-type="float" office:value="81.66" calcext:value-type="float">
            <text:p>81.66</text:p>
          </table:table-cell>
          <table:table-cell table:style-name="ce3" office:value-type="float" office:value="84.18" calcext:value-type="float">
            <text:p>84.18</text:p>
          </table:table-cell>
          <table:table-cell table:style-name="ce3" office:value-type="float" office:value="89.77" calcext:value-type="float">
            <text:p>89.77</text:p>
          </table:table-cell>
          <table:table-cell table:style-name="ce3" office:value-type="float" office:value="91.48" calcext:value-type="float">
            <text:p>91.48</text:p>
          </table:table-cell>
          <table:table-cell table:style-name="ce3" office:value-type="float" office:value="92.27" calcext:value-type="float">
            <text:p>92.27</text:p>
          </table:table-cell>
          <table:table-cell table:style-name="ce3" office:value-type="float" office:value="93.91" calcext:value-type="float">
            <text:p>93.91</text:p>
          </table:table-cell>
          <table:table-cell table:style-name="ce4" office:value-type="float" office:value="94.13" calcext:value-type="float">
            <text:p>94.13</text:p>
          </table:table-cell>
          <table:table-cell table:style-name="ce4" office:value-type="float" office:value="96.64" calcext:value-type="float">
            <text:p>96.64</text:p>
          </table:table-cell>
          <table:table-cell office:value-type="float" office:value="97.94" calcext:value-type="float">
            <text:p>97.94</text:p>
          </table:table-cell>
        </table:table-row>
        <table:table-row table:style-name="ro1">
          <table:table-cell office:value-type="string" calcext:value-type="string">
            <text:p>matrix_mult_50_50_p1</text:p>
          </table:table-cell>
          <table:table-cell table:number-columns-repeated="3" table:style-name="ce3" office:value-type="float" office:value="92.43" calcext:value-type="float">
            <text:p>92.43</text:p>
          </table:table-cell>
          <table:table-cell table:style-name="ce3" office:value-type="float" office:value="98.77" calcext:value-type="float">
            <text:p>98.77</text:p>
          </table:table-cell>
          <table:table-cell table:number-columns-repeated="2" table:style-name="ce3" office:value-type="float" office:value="99.13" calcext:value-type="float">
            <text:p>99.13</text:p>
          </table:table-cell>
          <table:table-cell table:number-columns-repeated="2" table:style-name="ce4" office:value-type="float" office:value="99.95" calcext:value-type="float">
            <text:p>99.95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1">
          <table:table-cell office:value-type="string" calcext:value-type="string">
            <text:p>matrix_mult_50_50_p1-O2</text:p>
          </table:table-cell>
          <table:table-cell table:number-columns-repeated="3" table:style-name="ce3" office:value-type="float" office:value="43.05" calcext:value-type="float">
            <text:p>43.05</text:p>
          </table:table-cell>
          <table:table-cell table:style-name="ce3" office:value-type="float" office:value="92.3" calcext:value-type="float">
            <text:p>92.30</text:p>
          </table:table-cell>
          <table:table-cell table:number-columns-repeated="2" table:style-name="ce3" office:value-type="float" office:value="93.59" calcext:value-type="float">
            <text:p>93.59</text:p>
          </table:table-cell>
          <table:table-cell table:number-columns-repeated="2" table:style-name="ce4" office:value-type="float" office:value="99.63" calcext:value-type="float">
            <text:p>99.63</text:p>
          </table:table-cell>
          <table:table-cell office:value-type="float" office:value="99.63" calcext:value-type="float">
            <text:p>99.6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 style:data-style-name="N2" text:time-value="08:49:24.6237901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1:06:57.130412376</meta:creation-date>
    <dc:date>2025-02-15T12:41:47.063647947</dc:date>
    <meta:editing-duration>PT7H41M26S</meta:editing-duration>
    <meta:editing-cycles>6</meta:editing-cycles>
    <meta:generator>LibreOffice/7.5.4.2$MacOSX_AARCH64 LibreOffice_project/36ccfdc35048b057fd9854c757a8b67ec53977b6</meta:generator>
    <meta:document-statistic meta:table-count="1" meta:cell-count="153" meta:object-count="5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.7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5cm" svg:y="3.949cm" style:legend-expansion="high" chart:style-name="ch2"/>
        <chart:plot-area chart:style-name="ch3" table:cell-range-address="Sheet1.A1:Sheet1.C6" chart:data-source-has-labels="both" svg:x="1.301cm" svg:y="0.18cm" svg:width="12.624cm" svg:height="8.64cm">
          <chart:coordinate-region svg:x="2.972cm" svg:y="0.381cm" svg:width="10.953cm" svg:height="5.247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title svg:x="0.451cm" svg:y="5.957cm" chart:style-name="ch6">
              <text:p>Cache hitrate (in %)</text:p>
            </chart:title>
            <chart:grid chart:style-name="ch7" chart:class="major"/>
          </chart:axis>
          <chart:series chart:style-name="ch8" chart:values-cell-range-address="Sheet1.B2:Sheet1.B6" chart:label-cell-address="Sheet1.B1:Sheet1.B1" chart:class="chart:bar">
            <chart:data-point chart:repeated="5"/>
          </chart:series>
          <chart:series chart:style-name="ch9" chart:values-cell-range-address="Sheet1.C2:Sheet1.C6" chart:label-cell-address="Sheet1.C1:Sheet1.C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opt</text:p>
                <draw:g>
                  <svg:desc>Sheet1.B1:Sheet1.B1</svg:desc>
                </draw:g>
              </table:table-cell>
              <table:table-cell office:value-type="string">
                <text:p>-O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ft_1024</text:p>
                <draw:g>
                  <svg:desc>Sheet1.A2:Sheet1.A6</svg:desc>
                </draw:g>
              </table:table-cell>
              <table:table-cell office:value-type="float" office:value="0.994">
                <text:p>0.994</text:p>
                <draw:g>
                  <svg:desc>Sheet1.B2:Sheet1.B6</svg:desc>
                </draw:g>
              </table:table-cell>
              <table:table-cell office:value-type="float" office:value="0.9664">
                <text:p>0.9664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matrix_mult_50_50</text:p>
              </table:table-cell>
              <table:table-cell office:value-type="float" office:value="0.9995">
                <text:p>0.9995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matrix_vector_8_5000</text:p>
              </table:table-cell>
              <table:table-cell office:value-type="float" office:value="0.9722">
                <text:p>0.9722</text:p>
              </table:table-cell>
              <table:table-cell office:value-type="float" office:value="0.8333">
                <text:p>0.8333</text:p>
              </table:table-cell>
            </table:table-row>
            <table:table-row>
              <table:table-cell office:value-type="string">
                <text:p>matrix_vector_200_200</text:p>
              </table:table-cell>
              <table:table-cell office:value-type="float" office:value="0.986">
                <text:p>0.986</text:p>
              </table:table-cell>
              <table:table-cell office:value-type="float" office:value="0.9166">
                <text:p>0.9166</text:p>
              </table:table-cell>
            </table:table-row>
            <table:table-row>
              <table:table-cell office:value-type="string">
                <text:p>matrix_vector_5000_8</text:p>
              </table:table-cell>
              <table:table-cell office:value-type="float" office:value="0.9854">
                <text:p>0.9854</text:p>
              </table:table-cell>
              <table:table-cell office:value-type="float" office:value="0.925">
                <text:p>0.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aximum="4000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436cm" xlink:href=".." xlink:type="simple" chart:class="chart:bar" chart:style-name="ch1">
        <chart:legend chart:legend-position="end" svg:x="14.252cm" svg:y="4.167cm" style:legend-expansion="high" chart:style-name="ch2"/>
        <chart:plot-area chart:style-name="ch3" table:cell-range-address="Sheet1.A10:Sheet1.C15" chart:data-source-has-labels="both" svg:x="1.981cm" svg:y="0.188cm" svg:width="11.951cm" svg:height="9.06cm">
          <chart:coordinate-region svg:x="3.832cm" svg:y="0.389cm" svg:width="10.1cm" svg:height="5.667cm"/>
          <chart:axis chart:dimension="x" chart:name="primary-x" chart:style-name="ch4" chartooo:axis-type="auto">
            <chartooo:date-scale/>
            <chart:categories table:cell-range-address="Sheet1.A11:Sheet1.A15"/>
          </chart:axis>
          <chart:axis chart:dimension="y" chart:name="primary-y" chart:style-name="ch5">
            <chart:title svg:x="0.451cm" svg:y="5.775cm" chart:style-name="ch6">
              <text:p>memory delay
(in ns)
</text:p>
            </chart:title>
            <chart:grid chart:style-name="ch7" chart:class="major"/>
          </chart:axis>
          <chart:series chart:style-name="ch8" chart:values-cell-range-address="Sheet1.B11:Sheet1.B15" chart:label-cell-address="Sheet1.B10:Sheet1.B10" chart:class="chart:bar">
            <chart:data-point chart:repeated="5"/>
          </chart:series>
          <chart:series chart:style-name="ch9" chart:values-cell-range-address="Sheet1.C11:Sheet1.C15" chart:label-cell-address="Sheet1.C10:Sheet1.C1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opt</text:p>
                <draw:g>
                  <svg:desc>Sheet1.B10:Sheet1.B10</svg:desc>
                </draw:g>
              </table:table-cell>
              <table:table-cell office:value-type="string">
                <text:p>-O2</text:p>
                <draw:g>
                  <svg:desc>Sheet1.C10:Sheet1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ft_1024</text:p>
                <draw:g>
                  <svg:desc>Sheet1.A11:Sheet1.A15</svg:desc>
                </draw:g>
              </table:table-cell>
              <table:table-cell office:value-type="float" office:value="1756856">
                <text:p>1756856</text:p>
                <draw:g>
                  <svg:desc>Sheet1.B11:Sheet1.B15</svg:desc>
                </draw:g>
              </table:table-cell>
              <table:table-cell office:value-type="float" office:value="461488">
                <text:p>461488</text:p>
                <draw:g>
                  <svg:desc>Sheet1.C11:Sheet1.C15</svg:desc>
                </draw:g>
              </table:table-cell>
            </table:table-row>
            <table:table-row>
              <table:table-cell office:value-type="string">
                <text:p>matrix_mult_50_50</text:p>
              </table:table-cell>
              <table:table-cell office:value-type="float" office:value="3868960">
                <text:p>3868960</text:p>
              </table:table-cell>
              <table:table-cell office:value-type="float" office:value="603461">
                <text:p>603461</text:p>
              </table:table-cell>
            </table:table-row>
            <table:table-row>
              <table:table-cell office:value-type="string">
                <text:p>matrix_vector_8_5000</text:p>
              </table:table-cell>
              <table:table-cell office:value-type="float" office:value="3422646">
                <text:p>3422646</text:p>
              </table:table-cell>
              <table:table-cell office:value-type="float" office:value="2222384">
                <text:p>2222384</text:p>
              </table:table-cell>
            </table:table-row>
            <table:table-row>
              <table:table-cell office:value-type="string">
                <text:p>matrix_vector_200_200</text:p>
              </table:table-cell>
              <table:table-cell office:value-type="float" office:value="2448896">
                <text:p>2448896</text:p>
              </table:table-cell>
              <table:table-cell office:value-type="float" office:value="1247197">
                <text:p>1247197</text:p>
              </table:table-cell>
            </table:table-row>
            <table:table-row>
              <table:table-cell office:value-type="string">
                <text:p>matrix_vector_5000_8</text:p>
              </table:table-cell>
              <table:table-cell office:value-type="float" office:value="2768144">
                <text:p>2768144</text:p>
              </table:table-cell>
              <table:table-cell office:value-type="float" office:value="1528045">
                <text:p>1528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a6a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65cm" svg:y="3.448cm" style:legend-expansion="high" chart:style-name="ch2"/>
        <chart:plot-area chart:style-name="ch3" table:cell-range-address="Sheet1.A19:Sheet1.E24" chart:data-source-has-labels="both" svg:x="1.301cm" svg:y="0.18cm" svg:width="11.344cm" svg:height="8.64cm">
          <chart:coordinate-region svg:x="3.152cm" svg:y="0.381cm" svg:width="9.493cm" svg:height="5.247cm"/>
          <chart:axis chart:dimension="x" chart:name="primary-x" chart:style-name="ch4" chartooo:axis-type="auto">
            <chartooo:date-scale/>
            <chart:categories table:cell-range-address="Sheet1.A20:Sheet1.A24"/>
          </chart:axis>
          <chart:axis chart:dimension="y" chart:name="primary-y" chart:style-name="ch5">
            <chart:title svg:x="0.451cm" svg:y="6.847cm" chart:style-name="ch6">
              <text:p>Read/Write CPU request (count)</text:p>
            </chart:title>
            <chart:grid chart:style-name="ch7" chart:class="major"/>
          </chart:axis>
          <chart:series chart:style-name="ch8" chart:values-cell-range-address="Sheet1.B20:Sheet1.B24" chart:label-cell-address="Sheet1.B19:Sheet1.B19" chart:class="chart:bar">
            <chart:data-point chart:repeated="5"/>
          </chart:series>
          <chart:series chart:style-name="ch9" chart:values-cell-range-address="Sheet1.C20:Sheet1.C24" chart:label-cell-address="Sheet1.C19:Sheet1.C19" chart:class="chart:bar">
            <chart:data-point chart:repeated="5"/>
          </chart:series>
          <chart:series chart:style-name="ch10" chart:values-cell-range-address="Sheet1.D20:Sheet1.D24" chart:label-cell-address="Sheet1.D19:Sheet1.D19" chart:class="chart:bar">
            <chart:data-point chart:repeated="5"/>
          </chart:series>
          <chart:series chart:style-name="ch11" chart:values-cell-range-address="Sheet1.E20:Sheet1.E24" chart:label-cell-address="Sheet1.E19:Sheet1.E1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s (no opt)</text:p>
                <draw:g>
                  <svg:desc>Sheet1.B19:Sheet1.B19</svg:desc>
                </draw:g>
              </table:table-cell>
              <table:table-cell office:value-type="string">
                <text:p>reads (-O2)</text:p>
                <draw:g>
                  <svg:desc>Sheet1.C19:Sheet1.C19</svg:desc>
                </draw:g>
              </table:table-cell>
              <table:table-cell office:value-type="string">
                <text:p>writes (no opt)</text:p>
                <draw:g>
                  <svg:desc>Sheet1.D19:Sheet1.D19</svg:desc>
                </draw:g>
              </table:table-cell>
              <table:table-cell office:value-type="string">
                <text:p>writes (-O2)</text:p>
                <draw:g>
                  <svg:desc>Sheet1.E19:Sheet1.E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ft_1024</text:p>
                <draw:g>
                  <svg:desc>Sheet1.A20:Sheet1.A24</svg:desc>
                </draw:g>
              </table:table-cell>
              <table:table-cell office:value-type="float" office:value="506419">
                <text:p>506419</text:p>
                <draw:g>
                  <svg:desc>Sheet1.B20:Sheet1.B24</svg:desc>
                </draw:g>
              </table:table-cell>
              <table:table-cell office:value-type="float" office:value="45810">
                <text:p>45810</text:p>
                <draw:g>
                  <svg:desc>Sheet1.C20:Sheet1.C24</svg:desc>
                </draw:g>
              </table:table-cell>
              <table:table-cell office:value-type="float" office:value="153991">
                <text:p>153991</text:p>
                <draw:g>
                  <svg:desc>Sheet1.D20:Sheet1.D24</svg:desc>
                </draw:g>
              </table:table-cell>
              <table:table-cell office:value-type="float" office:value="32750">
                <text:p>32750</text:p>
                <draw:g>
                  <svg:desc>Sheet1.E20:Sheet1.E24</svg:desc>
                </draw:g>
              </table:table-cell>
            </table:table-row>
            <table:table-row>
              <table:table-cell office:value-type="string">
                <text:p>matrix_mult_50_50</text:p>
              </table:table-cell>
              <table:table-cell office:value-type="float" office:value="1632650">
                <text:p>1632650</text:p>
              </table:table-cell>
              <table:table-cell office:value-type="float" office:value="252600">
                <text:p>252600</text:p>
              </table:table-cell>
              <table:table-cell office:value-type="float" office:value="255150">
                <text:p>25515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matrix_vector_8_5000</text:p>
              </table:table-cell>
              <table:table-cell office:value-type="float" office:value="640048">
                <text:p>640048</text:p>
              </table:table-cell>
              <table:table-cell office:value-type="float" office:value="80024">
                <text:p>80024</text:p>
              </table:table-cell>
              <table:table-cell office:value-type="float" office:value="80032">
                <text:p>80032</text:p>
              </table:table-cell>
              <table:table-cell office:value-type="float" office:value="40024">
                <text:p>40024</text:p>
              </table:table-cell>
            </table:table-row>
            <table:table-row>
              <table:table-cell office:value-type="string">
                <text:p>matrix_vector_200_200</text:p>
              </table:table-cell>
              <table:table-cell office:value-type="float" office:value="641200">
                <text:p>641200</text:p>
              </table:table-cell>
              <table:table-cell office:value-type="float" office:value="80600">
                <text:p>80600</text:p>
              </table:table-cell>
              <table:table-cell office:value-type="float" office:value="80800">
                <text:p>80800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string">
                <text:p>matrix_vector_5000_8</text:p>
              </table:table-cell>
              <table:table-cell office:value-type="float" office:value="670000">
                <text:p>67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55000">
                <text:p>55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45cm" svg:y="3.949cm" style:legend-expansion="high" chart:style-name="ch2"/>
        <chart:plot-area chart:style-name="ch3" table:cell-range-address="Sheet1.A63:Sheet1.C68" chart:data-source-has-labels="both" svg:x="1.301cm" svg:y="0.18cm" svg:width="12.524cm" svg:height="8.64cm">
          <chart:coordinate-region svg:x="2.972cm" svg:y="0.381cm" svg:width="10.853cm" svg:height="5.247cm"/>
          <chart:axis chart:dimension="x" chart:name="primary-x" chart:style-name="ch4" chartooo:axis-type="auto">
            <chartooo:date-scale/>
            <chart:categories table:cell-range-address="Sheet1.A64:Sheet1.A68"/>
          </chart:axis>
          <chart:axis chart:dimension="y" chart:name="primary-y" chart:style-name="ch5">
            <chart:title svg:x="0.451cm" svg:y="6.667cm" chart:style-name="ch6">
              <text:p>memory delay reduction (in%)</text:p>
            </chart:title>
            <chart:grid chart:style-name="ch7" chart:class="major"/>
          </chart:axis>
          <chart:series chart:style-name="ch8" chart:values-cell-range-address="Sheet1.B64:Sheet1.B68" chart:label-cell-address="Sheet1.B63:Sheet1.B63" chart:class="chart:bar">
            <chart:data-point chart:repeated="5"/>
          </chart:series>
          <chart:series chart:style-name="ch9" chart:values-cell-range-address="Sheet1.C64:Sheet1.C68" chart:label-cell-address="Sheet1.C63:Sheet1.C6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opt </text:p>
                <draw:g>
                  <svg:desc>Sheet1.B63:Sheet1.B63</svg:desc>
                </draw:g>
              </table:table-cell>
              <table:table-cell office:value-type="string">
                <text:p>-O2 </text:p>
                <draw:g>
                  <svg:desc>Sheet1.C63:Sheet1.C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ft_1024</text:p>
                <draw:g>
                  <svg:desc>Sheet1.A64:Sheet1.A68</svg:desc>
                </draw:g>
              </table:table-cell>
              <table:table-cell office:value-type="float" office:value="0.973660887023814">
                <text:p>0.973660887023814</text:p>
                <draw:g>
                  <svg:desc>Sheet1.B64:Sheet1.B68</svg:desc>
                </draw:g>
              </table:table-cell>
              <table:table-cell office:value-type="float" office:value="0.941838266097545">
                <text:p>0.941838266097545</text:p>
                <draw:g>
                  <svg:desc>Sheet1.C64:Sheet1.C68</svg:desc>
                </draw:g>
              </table:table-cell>
            </table:table-row>
            <table:table-row>
              <table:table-cell office:value-type="string">
                <text:p>matrix_mult_50_50</text:p>
              </table:table-cell>
              <table:table-cell office:value-type="float" office:value="0.979708372469246">
                <text:p>0.979708372469246</text:p>
              </table:table-cell>
              <table:table-cell office:value-type="float" office:value="0.976587534661708">
                <text:p>0.976587534661708</text:p>
              </table:table-cell>
            </table:table-row>
            <table:table-row>
              <table:table-cell office:value-type="string">
                <text:p>matrix_vector_8_5000</text:p>
              </table:table-cell>
              <table:table-cell office:value-type="float" office:value="0.952939140522627">
                <text:p>0.952939140522627</text:p>
              </table:table-cell>
              <table:table-cell office:value-type="float" office:value="0.816708315295308">
                <text:p>0.816708315295308</text:p>
              </table:table-cell>
            </table:table-row>
            <table:table-row>
              <table:table-cell office:value-type="string">
                <text:p>matrix_vector_200_200</text:p>
              </table:table-cell>
              <table:table-cell office:value-type="float" office:value="0.966417597344867">
                <text:p>0.966417597344867</text:p>
              </table:table-cell>
              <table:table-cell office:value-type="float" office:value="0.89811481732879">
                <text:p>0.89811481732879</text:p>
              </table:table-cell>
            </table:table-row>
            <table:table-row>
              <table:table-cell office:value-type="string">
                <text:p>matrix_vector_5000_8</text:p>
              </table:table-cell>
              <table:table-cell office:value-type="float" office:value="0.964406018202314">
                <text:p>0.964406018202314</text:p>
              </table:table-cell>
              <table:table-cell office:value-type="float" office:value="0.899138950551884">
                <text:p>0.8991389505518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minimum="40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f10d0c" draw:fill-color="#f10d0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ffbf00" draw:fill-color="#ffb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453cm" svg:height="9cm" xlink:href=".." xlink:type="simple" chart:class="chart:line" chart:style-name="ch1">
        <chart:legend chart:legend-position="end" svg:x="11.039cm" svg:y="3.448cm" style:legend-expansion="custom" svg:width="5.161cm" svg:height="3.161cm" style:legend-expansion-aspect-ratio="1.6327111673521" chart:style-name="ch2"/>
        <chart:plot-area chart:style-name="ch3" table:cell-range-address="Sheet1.A75:Sheet1.J79" chart:data-source-has-labels="both" svg:x="1.31cm" svg:y="0.18cm" svg:width="9.211cm" svg:height="7.689cm">
          <chart:coordinate-region svg:x="2.661cm" svg:y="0.381cm" svg:width="7.719cm" svg:height="6.247cm"/>
          <chart:axis chart:dimension="x" chart:name="primary-x" chart:style-name="ch4" chartooo:axis-type="auto">
            <chartooo:date-scale/>
            <chart:title svg:x="4.638cm" svg:y="8.049cm" chart:style-name="ch5">
              <text:p>Cache size (in B)</text:p>
            </chart:title>
            <chart:categories table:cell-range-address="Sheet1.B75:Sheet1.J75"/>
          </chart:axis>
          <chart:axis chart:dimension="y" chart:name="primary-y" chart:style-name="ch6">
            <chart:title svg:x="0.451cm" svg:y="5.481cm" chart:style-name="ch7">
              <text:p>Cache hitrate (in %)</text:p>
            </chart:title>
            <chart:grid chart:style-name="ch8" chart:class="major"/>
          </chart:axis>
          <chart:series chart:style-name="ch9" chart:values-cell-range-address="Sheet1.B76:Sheet1.J76" chart:label-cell-address="Sheet1.A76:Sheet1.A76" chart:class="chart:line">
            <chart:data-point chart:repeated="9"/>
          </chart:series>
          <chart:series chart:style-name="ch10" chart:values-cell-range-address="Sheet1.B77:Sheet1.J77" chart:label-cell-address="Sheet1.A77:Sheet1.A77" chart:class="chart:line">
            <chart:data-point chart:repeated="9"/>
          </chart:series>
          <chart:series chart:style-name="ch11" chart:values-cell-range-address="Sheet1.B78:Sheet1.J78" chart:label-cell-address="Sheet1.A78:Sheet1.A78" chart:class="chart:line">
            <chart:data-point chart:repeated="9"/>
          </chart:series>
          <chart:series chart:style-name="ch12" chart:values-cell-range-address="Sheet1.B79:Sheet1.J79" chart:label-cell-address="Sheet1.A79:Sheet1.A79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56">
                <text:p>256</text:p>
                <draw:g>
                  <svg:desc>Sheet1.B75:Sheet1.J75</svg:desc>
                </draw:g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32768">
                <text:p>32768</text:p>
              </table:table-cell>
              <table:table-cell office:value-type="float" office:value="65536">
                <text:p>65536</text:p>
              </table:table-cell>
            </table:table-row>
          </table:table-header-rows>
          <table:table-rows>
            <table:table-row>
              <table:table-cell office:value-type="string">
                <text:p>fft_1024_p1</text:p>
                <draw:g>
                  <svg:desc>Sheet1.A76:Sheet1.A76</svg:desc>
                </draw:g>
              </table:table-cell>
              <table:table-cell office:value-type="float" office:value="97.41">
                <text:p>97.41</text:p>
                <draw:g>
                  <svg:desc>Sheet1.B76:Sheet1.J76</svg:desc>
                </draw:g>
              </table:table-cell>
              <table:table-cell office:value-type="float" office:value="97.64">
                <text:p>97.64</text:p>
              </table:table-cell>
              <table:table-cell office:value-type="float" office:value="98.5">
                <text:p>98.5</text:p>
              </table:table-cell>
              <table:table-cell office:value-type="float" office:value="98.71">
                <text:p>98.71</text:p>
              </table:table-cell>
              <table:table-cell office:value-type="float" office:value="98.83">
                <text:p>98.83</text:p>
              </table:table-cell>
              <table:table-cell office:value-type="float" office:value="99.04">
                <text:p>99.04</text:p>
              </table:table-cell>
              <table:table-cell office:value-type="float" office:value="99.07">
                <text:p>99.07</text:p>
              </table:table-cell>
              <table:table-cell office:value-type="float" office:value="99.4">
                <text:p>99.4</text:p>
              </table:table-cell>
              <table:table-cell office:value-type="float" office:value="99.75">
                <text:p>99.75</text:p>
              </table:table-cell>
            </table:table-row>
            <table:table-row>
              <table:table-cell office:value-type="string">
                <text:p>fft_1024_p1-O2</text:p>
                <draw:g>
                  <svg:desc>Sheet1.A77:Sheet1.A77</svg:desc>
                </draw:g>
              </table:table-cell>
              <table:table-cell office:value-type="float" office:value="81.66">
                <text:p>81.66</text:p>
                <draw:g>
                  <svg:desc>Sheet1.B77:Sheet1.J77</svg:desc>
                </draw:g>
              </table:table-cell>
              <table:table-cell office:value-type="float" office:value="84.18">
                <text:p>84.18</text:p>
              </table:table-cell>
              <table:table-cell office:value-type="float" office:value="89.77">
                <text:p>89.77</text:p>
              </table:table-cell>
              <table:table-cell office:value-type="float" office:value="91.48">
                <text:p>91.48</text:p>
              </table:table-cell>
              <table:table-cell office:value-type="float" office:value="92.27">
                <text:p>92.27</text:p>
              </table:table-cell>
              <table:table-cell office:value-type="float" office:value="93.91">
                <text:p>93.91</text:p>
              </table:table-cell>
              <table:table-cell office:value-type="float" office:value="94.13">
                <text:p>94.13</text:p>
              </table:table-cell>
              <table:table-cell office:value-type="float" office:value="96.64">
                <text:p>96.64</text:p>
              </table:table-cell>
              <table:table-cell office:value-type="float" office:value="97.94">
                <text:p>97.94</text:p>
              </table:table-cell>
            </table:table-row>
            <table:table-row>
              <table:table-cell office:value-type="string">
                <text:p>matrix_mult_50_50_p1</text:p>
                <draw:g>
                  <svg:desc>Sheet1.A78:Sheet1.A78</svg:desc>
                </draw:g>
              </table:table-cell>
              <table:table-cell office:value-type="float" office:value="92.43">
                <text:p>92.43</text:p>
                <draw:g>
                  <svg:desc>Sheet1.B78:Sheet1.J78</svg:desc>
                </draw:g>
              </table:table-cell>
              <table:table-cell office:value-type="float" office:value="92.43">
                <text:p>92.43</text:p>
              </table:table-cell>
              <table:table-cell office:value-type="float" office:value="92.43">
                <text:p>92.43</text:p>
              </table:table-cell>
              <table:table-cell office:value-type="float" office:value="98.77">
                <text:p>98.77</text:p>
              </table:table-cell>
              <table:table-cell office:value-type="float" office:value="99.13">
                <text:p>99.13</text:p>
              </table:table-cell>
              <table:table-cell office:value-type="float" office:value="99.13">
                <text:p>99.13</text:p>
              </table:table-cell>
              <table:table-cell office:value-type="float" office:value="99.95">
                <text:p>99.95</text:p>
              </table:table-cell>
              <table:table-cell office:value-type="float" office:value="99.95">
                <text:p>99.95</text:p>
              </table:table-cell>
              <table:table-cell office:value-type="float" office:value="99.95">
                <text:p>99.95</text:p>
              </table:table-cell>
            </table:table-row>
            <table:table-row>
              <table:table-cell office:value-type="string">
                <text:p>matrix_mult_50_50_p1-O2</text:p>
                <draw:g>
                  <svg:desc>Sheet1.A79:Sheet1.A79</svg:desc>
                </draw:g>
              </table:table-cell>
              <table:table-cell office:value-type="float" office:value="43.05">
                <text:p>43.05</text:p>
                <draw:g>
                  <svg:desc>Sheet1.B79:Sheet1.J79</svg:desc>
                </draw:g>
              </table:table-cell>
              <table:table-cell office:value-type="float" office:value="43.05">
                <text:p>43.05</text:p>
              </table:table-cell>
              <table:table-cell office:value-type="float" office:value="43.05">
                <text:p>43.05</text:p>
              </table:table-cell>
              <table:table-cell office:value-type="float" office:value="92.3">
                <text:p>92.3</text:p>
              </table:table-cell>
              <table:table-cell office:value-type="float" office:value="93.59">
                <text:p>93.59</text:p>
              </table:table-cell>
              <table:table-cell office:value-type="float" office:value="93.59">
                <text:p>93.59</text:p>
              </table:table-cell>
              <table:table-cell office:value-type="float" office:value="99.63">
                <text:p>99.63</text:p>
              </table:table-cell>
              <table:table-cell office:value-type="float" office:value="99.63">
                <text:p>99.63</text:p>
              </table:table-cell>
              <table:table-cell office:value-type="float" office:value="99.63">
                <text:p>99.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